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97cm" fo:min-width="1.296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1.2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Mono" fo:font-size="11pt" style:font-size-asian="11pt" style:font-size-complex="11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FreeMono" fo:font-size="11pt" style:font-size-asian="11pt" style:font-size-complex="11pt"/>
    </style:style>
    <style:style style:name="T1" style:family="text">
      <style:text-properties style:font-name="FreeMon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" draw:style-name="gr1" draw:text-style-name="P2" draw:layer="layout" svg:width="2.54cm" svg:height="1.905cm" svg:x="0.635cm" svg:y="0.63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54cm" svg:height="1.905cm" svg:x="22.225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666cm" svg:height="0.64cm" svg:x="1.191cm" svg:y="1.27cm">
          <draw:text-box>
            <text:p><text:span text:style-name="T1">s</text:span><text:span text:style-name="T1">t</text:span><text:span text:style-name="T1">a</text:span><text:span text:style-name="T1">r</text:span><text:span text:style-name="T1">t</text:span></text:p>
          </draw:text-box>
        </draw:frame>
        <draw:frame draw:style-name="gr3" draw:text-style-name="P4" draw:layer="layout" svg:width="1.201cm" svg:height="0.64cm" svg:x="22.781cm" svg:y="17.14cm">
          <draw:text-box>
            <text:p><text:span text:style-name="T1">e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6T20:15:07.429245195</meta:creation-date>
    <dc:date>2024-06-26T20:23:05.526784203</dc:date>
    <meta:editing-duration>PT7M58S</meta:editing-duration>
    <meta:editing-cycles>2</meta:editing-cycles>
    <meta:generator>LibreOffice/7.3.7.2$Linux_X86_64 LibreOffice_project/30$Build-2</meta:generator>
    <meta:document-statistic meta:object-count="4"/>
  </office:meta>
</office:document-meta>
</file>